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2">
            <text:p>0.02</text:p>
          </table:table-cell>
          <table:table-cell office:value-type="float" office:value="0.55">
            <text:p>0.55</text:p>
          </table:table-cell>
          <table:table-cell office:value-type="float" office:value="0.0">
            <text:p/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2">
            <text:p>0.02</text:p>
          </table:table-cell>
          <table:table-cell office:value-type="float" office:value="0.55">
            <text:p>0.55</text:p>
          </table:table-cell>
          <table:table-cell office:value-type="float" office:value="0.0">
            <text:p/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11265306">
            <text:p>0.011265306</text:p>
          </table:table-cell>
          <table:table-cell office:value-type="float" office:value="0.009469388">
            <text:p>0.009469388</text:p>
          </table:table-cell>
          <table:table-cell office:value-type="float" office:value="0.00084623">
            <text:p>0.00084623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11265306">
            <text:p>0.011265306</text:p>
          </table:table-cell>
          <table:table-cell office:value-type="float" office:value="0.009469388">
            <text:p>0.009469388</text:p>
          </table:table-cell>
          <table:table-cell office:value-type="float" office:value="0.00084623">
            <text:p>0.00084623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17825">
            <text:p>0.1782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20653061">
            <text:p>0.020653061</text:p>
          </table:table-cell>
          <table:table-cell office:value-type="float" office:value="0.028571429">
            <text:p>0.028571429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office:value-type="float" office:value="1.05">
            <text:p>1.0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4.0">
            <text:p>4.0</text:p>
          </table:table-cell>
          <table:table-cell office:value-type="float" office:value="0.15">
            <text:p>0.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3.3">
            <text:p>3.3</text:p>
          </table:table-cell>
          <table:table-cell office:value-type="float" office:value="-0.3">
            <text:p>-0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